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97" calcext:value-type="float">
            <text:p>9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87" calcext:value-type="float">
            <text:p>8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4"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91" calcext:value-type="float">
            <text:p>9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59" calcext:value-type="float">
            <text:p>5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3" table:style-name="ce1" office:value-type="float" office:value="71" calcext:value-type="float">
            <text:p>7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93" calcext:value-type="float">
            <text:p>9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46" calcext:value-type="float">
            <text:p>4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95" calcext:value-type="float">
            <text:p>9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47" calcext:value-type="float">
            <text:p>4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84" calcext:value-type="float">
            <text:p>8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58" calcext:value-type="float">
            <text:p>5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number-columns-repeated="2" table:style-name="ce1" office:value-type="float" office:value="91" calcext:value-type="float">
            <text:p>9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89" calcext:value-type="float">
            <text:p>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number-columns-repeated="2" table:style-name="ce1" office:value-type="float" office:value="47" calcext:value-type="float">
            <text:p>4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92" calcext:value-type="float">
            <text:p>9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3" table:number-rows-repeated="1045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000" meta:object-count="0"/>
    <meta:generator>LibreOfficeDev/6.0.5.2$Linux_X86_64 LibreOffice_project/</meta:generator>
  </office:meta>
</office:document-meta>
</file>